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table table:name="Tabelle1" table:style-name="ta1">
        <table:table-column table:style-name="co1" table:number-columns-repeated="11" table:default-cell-style-name="Default"/>
        <table:table-column table:style-name="co2" table:number-columns-repeated="2" table:default-cell-style-name="Default"/>
        <table:table-row table:style-name="ro1">
          <table:table-cell table:formula="of:=MPOPTIONS(&quot;BaseOptions&quot;; &quot;prec10=100&quot;)" office:value-type="string" office:string-value="BaseOptionsprec10=100">
            <text:p>BaseOptionsprec10=100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8"/>
          <table:table-cell office:value-type="float" office:value="4.543">
            <text:p>4.543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number-columns-repeated="2"/>
          <table:table-cell table:formula="of:=MPFUNC0_(zz_mp_Options_0001 ;&quot;RefName&quot;;&quot;Sin:34&quot;)" office:value-type="float" office:value="5.2352">
            <text:p>5.2352</text:p>
          </table:table-cell>
          <table:table-cell/>
          <table:table-cell table:formula="of:=MPFUNC1_(zz_mp_Options_0001;&quot;RefName&quot;;&quot;Ndist&quot;;154)" office:value-type="float" office:value="154">
            <text:p>154</text:p>
          </table:table-cell>
          <table:table-cell/>
          <table:table-cell table:formula="of:=MPFUNC2_(zz_mp_Options_0001;&quot;RefName&quot;;&quot;TDist&quot;;15;13)" office:value-type="float" office:value="195">
            <text:p>195</text:p>
          </table:table-cell>
          <table:table-cell/>
          <table:table-cell table:formula="of:=MPFUNC3_(zz_mp_Options_0001;&quot;RefName&quot;;&quot;FDist&quot;;3;[.I5];14)" office:value-type="float" office:value="190.806">
            <text:p>190.806</text:p>
          </table:table-cell>
          <table:table-cell/>
          <table:table-cell table:formula="of:=MPFUNC4_(zz_mp_Options_0001;&quot;RefName&quot;;&quot;FDistn&quot;;4;2;7;15)" office:value-type="float" office:value="840">
            <text:p>840</text:p>
          </table:table-cell>
          <table:table-cell/>
          <table:table-cell table:formula="of:=MPFUNC5_(zz_mp_Options_0001;&quot;RefName&quot;;&quot;Sin:34&quot;;4;2;7;15;23)" office:value-type="float" office:value="19320">
            <text:p>19320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3">
          <table:table-cell table:number-columns-repeated="2"/>
          <table:table-cell table:style-name="ce1" office:value-type="string">
            <text:p>mpTable: 3R x 5C; FP-Type=Double; RefName=zz_mp_RefName_0001</text:p>
          </table:table-cell>
          <table:table-cell table:number-columns-repeated="10"/>
        </table:table-row>
        <table:table-row table:style-name="ro3" table:number-rows-repeated="1048563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zz_mp_Options_0001" table:base-cell-address="$Tabelle1.$A$1" table:cell-range-address="$Tabelle1.$A$1"/>
        <table:named-range table:name="zz_mp_RefName_0001" table:base-cell-address="$Tabelle1.$C$12" table:cell-range-address="$Tabelle1.$C$1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3P0" style:volatile="true">
      <number:text>£</number:text>
      <number:number number:decimal-places="0" number:min-integer-digits="1" number:grouping="true"/>
    </number:number-style>
    <number:number-style style:name="N113">
      <number:text>-£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number:min-integer-digits="1" number:grouping="true"/>
    </number:number-style>
    <number:number-style style:name="N114">
      <style:text-properties fo:color="#ff0000"/>
      <number:text>-£</number:text>
      <number:number number: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number:min-integer-digits="1" number:grouping="true"/>
    </number:number-style>
    <number:number-style style:name="N116">
      <number:text>-£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number:min-integer-digits="1" number:grouping="true"/>
    </number:number-style>
    <number:number-style style:name="N117">
      <style:text-properties fo:color="#ff0000"/>
      <number:text>-£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25P2" style:volatile="true">
      <number:fill-character> </number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29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29P2" style:volatile="true">
      <number:text> £</number:text>
      <number:fill-character> </number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33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20:34:56.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4T20:39:00.76</meta:creation-date>
    <dc:date>2013-06-26T20:41:34.21</dc:date>
    <meta:editing-duration>PT1H17M20S</meta:editing-duration>
    <meta:editing-cycles>19</meta:editing-cycles>
    <meta:generator>LibreOffice/4.0.3.3$Windows_x86 LibreOffice_project/0eaa50a932c8f2199a615e1eb30f7ac74279539</meta:generator>
    <dc:creator>D H</dc:creator>
    <meta:document-statistic meta:table-count="3" meta:cell-count="9" meta:object-count="0"/>
  </office:meta>
</office:document-meta>
</file>